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7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0cm" svg:height="7.5cm" svg:x="0cm" svg:y="6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7-30T11:56:30.283367711</dc:date>
    <meta:editing-duration>PT3H39M26S</meta:editing-duration>
    <meta:editing-cycles>15</meta:editing-cycles>
    <meta:generator>LibreOffice/6.1.4.2$Linux_X86_64 LibreOffice_project/10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2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7.001cm" xlink:href="." xlink:type="simple" chart:class="chart:bar" chart:style-name="ch1">
        <chart:title svg:x="7.688cm" svg:y="0.276cm" chart:style-name="ch2">
          <text:p>Modified LOOCV</text:p>
        </chart:title>
        <chart:legend chart:legend-position="end" svg:x="15.489cm" svg:y="2.464cm" style:legend-expansion="high" chart:style-name="ch3"/>
        <chart:plot-area chart:style-name="ch4" chart:data-source-has-labels="both" svg:x="1.703cm" svg:y="1.363cm" svg:width="13.386cm" svg:height="4.225cm">
          <chartooo:coordinate-region svg:x="2.827cm" svg:y="1.562cm" svg:width="12.262cm" svg:height="3.326cm"/>
          <chart:axis chart:dimension="x" chart:name="primary-x" chart:style-name="ch5" chartooo:axis-type="auto">
            <chartooo:date-scale/>
            <chart:title svg:x="6.547cm" svg:y="5.728cm" chart:style-name="ch6">
              <text:p>test benchmark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4.609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rfc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0.8574">
                <text:p>0.8574</text:p>
              </table:table-cell>
              <table:table-cell office:value-type="float" office:value="0.865">
                <text:p>0.865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42">
                <text:p>0.742</text:p>
              </table:table-cell>
              <table:table-cell office:value-type="float" office:value="0.644">
                <text:p>0.64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728">
                <text:p>0.728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5654">
                <text:p>0.5654</text:p>
              </table:table-cell>
              <table:table-cell office:value-type="float" office:value="0.783">
                <text:p>0.783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006">
                <text:p>0.9006</text:p>
              </table:table-cell>
              <table:table-cell office:value-type="float" office:value="0.911">
                <text:p>0.91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6492">
                <text:p>0.6492</text:p>
              </table:table-cell>
              <table:table-cell office:value-type="float" office:value="0.654">
                <text:p>0.65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8884">
                <text:p>0.8884</text:p>
              </table:table-cell>
              <table:table-cell office:value-type="float" office:value="0.925">
                <text:p>0.925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7594">
                <text:p>0.7594</text:p>
              </table:table-cell>
              <table:table-cell office:value-type="float" office:value="0.733">
                <text:p>0.733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2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7.501cm" xlink:href="." xlink:type="simple" chart:class="chart:bar" chart:style-name="ch1">
        <chart:title svg:x="7.014cm" svg:y="0.286cm" chart:style-name="ch2">
          <text:p>Benchmark K-fold CV</text:p>
        </chart:title>
        <chart:legend chart:legend-position="end" svg:x="15.489cm" svg:y="2.714cm" style:legend-expansion="high" chart:style-name="ch3"/>
        <chart:plot-area chart:style-name="ch4" chart:data-source-has-labels="both" svg:x="1.703cm" svg:y="1.383cm" svg:width="13.386cm" svg:height="4.695cm">
          <chartooo:coordinate-region svg:x="2.827cm" svg:y="1.582cm" svg:width="12.262cm" svg:height="3.796cm"/>
          <chart:axis chart:dimension="x" chart:name="primary-x" chart:style-name="ch5" chartooo:axis-type="auto">
            <chartooo:date-scale/>
            <chart:title svg:x="6.336cm" svg:y="6.228cm" chart:style-name="ch6">
              <text:p>k-fold benchmark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4.864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rfc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0.928526">
                <text:p>0.928526</text:p>
              </table:table-cell>
              <table:table-cell office:value-type="float" office:value="0.96442">
                <text:p>0.96442</text:p>
              </table:table-cell>
              <table:table-cell office:value-type="float" office:value="0.91394">
                <text:p>0.91394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36558">
                <text:p>0.736558</text:p>
              </table:table-cell>
              <table:table-cell office:value-type="float" office:value="0.77167">
                <text:p>0.77167</text:p>
              </table:table-cell>
              <table:table-cell office:value-type="float" office:value="0.6963">
                <text:p>0.696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858668">
                <text:p>0.858668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805072">
                <text:p>0.805072</text:p>
              </table:table-cell>
              <table:table-cell office:value-type="float" office:value="0.86833">
                <text:p>0.86833</text:p>
              </table:table-cell>
              <table:table-cell office:value-type="float" office:value="0.76296">
                <text:p>0.76296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86667">
                <text:p>0.86667</text:p>
              </table:table-cell>
              <table:table-cell office:value-type="float" office:value="0.86667">
                <text:p>0.8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35718">
                <text:p>0.935718</text:p>
              </table:table-cell>
              <table:table-cell office:value-type="float" office:value="0.97895">
                <text:p>0.97895</text:p>
              </table:table-cell>
              <table:table-cell office:value-type="float" office:value="0.89186">
                <text:p>0.89186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7936">
                <text:p>0.7936</text:p>
              </table:table-cell>
              <table:table-cell office:value-type="float" office:value="0.79815">
                <text:p>0.79815</text:p>
              </table:table-cell>
              <table:table-cell office:value-type="float" office:value="0.82672">
                <text:p>0.8267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923742">
                <text:p>0.923742</text:p>
              </table:table-cell>
              <table:table-cell office:value-type="float" office:value="0.97082">
                <text:p>0.97082</text:p>
              </table:table-cell>
              <table:table-cell office:value-type="float" office:value="0.89595">
                <text:p>0.8959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8604">
                <text:p>0.8604</text:p>
              </table:table-cell>
              <table:table-cell office:value-type="float" office:value="0.8792">
                <text:p>0.8792</text:p>
              </table:table-cell>
              <table:table-cell office:value-type="float" office:value="0.86463">
                <text:p>0.86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